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e868" officeooo:paragraph-rsid="0001e868"/>
    </style:style>
    <style:style style:name="P2" style:family="paragraph" style:parent-style-name="Standard" style:master-page-name="HTML">
      <style:paragraph-properties style:page-number="auto"/>
      <style:text-properties fo:font-weight="bold" officeooo:rsid="0001e868" officeooo:paragraph-rsid="0001e868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OLETIN 4</text:p>
      <text:p text:style-name="P1">&lt;!--1 Numeros</text:p>
      <text:p text:style-name="P1">&lt;!DOCTYPE numeros [</text:p>
      <text:p text:style-name="P1">&lt;!ELEMENT numeros (#PCDATA)&gt;</text:p>
      <text:p text:style-name="P1">]&gt;</text:p>
      <text:p text:style-name="P1"/>
      <text:p text:style-name="P1">&lt;numeros&gt;25&lt;/numeros&gt;</text:p>
      <text:p text:style-name="P1">--&gt;</text:p>
      <text:p text:style-name="P1">&lt;!--2 Letras</text:p>
      <text:p text:style-name="P1">&lt;!DOCTYPE letras [</text:p>
      <text:p text:style-name="P1">&lt;!ELEMENT letras (letra)&gt;</text:p>
      <text:p text:style-name="P1">&lt;!ELEMENT letra (#PCDATA)&gt;</text:p>
      <text:p text:style-name="P1">]&gt;</text:p>
      <text:p text:style-name="P1">&lt;letras&gt;</text:p>
      <text:p text:style-name="P1">&lt;letra&gt;m, uve doble&lt;/letra&gt;</text:p>
      <text:p text:style-name="P1">&lt;/letras&gt;</text:p>
      <text:p text:style-name="P1">--&gt;</text:p>
      <text:p text:style-name="P1">&lt;!--3 Colores</text:p>
      <text:p text:style-name="P1">&lt;!DOCTYPE colores [</text:p>
      <text:p text:style-name="P1">&lt;!ELEMENT colores (color*)&gt;</text:p>
      <text:p text:style-name="P1">&lt;!ELEMENT color (#PCDATA)&gt;</text:p>
      <text:p text:style-name="P1">]&gt;</text:p>
      <text:p text:style-name="P1">&lt;colores&gt;</text:p>
      <text:p text:style-name="P1">&lt;color&gt;azul marino&lt;/color&gt;</text:p>
      <text:p text:style-name="P1">&lt;color&gt;negro&lt;/color&gt;</text:p>
      <text:p text:style-name="P1">&lt;color&gt;amarillo&lt;/color&gt;</text:p>
      <text:p text:style-name="P1">&lt;/colores&gt;</text:p>
      <text:p text:style-name="P1">--&gt;</text:p>
      <text:p text:style-name="P1">&lt;!-- 4 Flores</text:p>
      <text:p text:style-name="P1">&lt;!DOCTYPE flores [</text:p>
      <text:p text:style-name="P1">&lt;!ELEMENT flores (flor+)&gt;</text:p>
      <text:p text:style-name="P1">&lt;!ELEMENT flor (#PCDATA)&gt;</text:p>
      <text:p text:style-name="P1">]&gt;</text:p>
      <text:p text:style-name="P1">&lt;flores&gt;</text:p>
      <text:p text:style-name="P1">&lt;flor&gt;margarita&lt;/flor&gt;</text:p>
      <text:p text:style-name="P1">&lt;/flores&gt;</text:p>
      <text:p text:style-name="P1">--&gt;</text:p>
      <text:p text:style-name="P1">&lt;!--</text:p>
      <text:p text:style-name="P1">&lt;!DOCTYPE animales [</text:p>
      <text:p text:style-name="P1">&lt;!ELEMENT animales (animal*)&gt;</text:p>
      <text:p text:style-name="P1">&lt;!ELEMENT animal (#PCDATA)&gt;</text:p>
      <text:p text:style-name="P1">]&gt;</text:p>
      <text:p text:style-name="P1">&lt;animales&gt;</text:p>
      <text:p text:style-name="P1">&lt;animal&gt;Caniche&lt;/animal&gt;</text:p>
      <text:p text:style-name="P1">&lt;animal&gt;Siamés&lt;/animal&gt;</text:p>
      <text:p text:style-name="P1">&lt;/animales&gt;</text:p>
      <text:p text:style-name="P1">--&gt;</text:p>
      <text:p text:style-name="P1">&lt;!-- 6 Escritores</text:p>
      <text:p text:style-name="P1">&lt;!DOCTYPE escritores [</text:p>
      <text:p text:style-name="P1">&lt;!ELEMENT escritores</text:p>
      <text:p text:style-name="P1">(escritor*)&gt;</text:p>
      <text:p text:style-name="P1">&lt;!ELEMENT escritor (nombre,</text:p>
      <text:p text:style-name="P1">nacimiento)&gt;</text:p>
      <text:p text:style-name="P1">&lt;!ELEMENT nombre (#PCDATA)&gt;</text:p>
      <text:p text:style-name="P1">&lt;!ELEMENT nacimiento (#PCDATA)&gt;</text:p>
      <text:p text:style-name="P1">]&gt;</text:p>
      <text:p text:style-name="P1"><text:soft-page-break/>&lt;escritores&gt;</text:p>
      <text:p text:style-name="P1">&lt;escritor&gt;</text:p>
      <text:p text:style-name="P1">&lt;nombre&gt;Mario Vargas LLosa&lt;/nombre&gt;</text:p>
      <text:p text:style-name="P1">&lt;nacimiento&gt;28 de marzo de1936&lt;/nacimiento&gt;</text:p>
      <text:p text:style-name="P1">&lt;/escritor&gt;</text:p>
      <text:p text:style-name="P1">&lt;escritor&gt;</text:p>
      <text:p text:style-name="P1">&lt;nombre&gt;Milan Kundera&lt;/nombre&gt;</text:p>
      <text:p text:style-name="P1">&lt;nacimiento&gt;1 de abril de 1929&lt;/nacimiento&gt;</text:p>
      <text:p text:style-name="P1">&lt;/escritor&gt;</text:p>
      <text:p text:style-name="P1">&lt;/escritores&gt;</text:p>
      <text:p text:style-name="P1">--&gt;</text:p>
      <text:p text:style-name="P1">&lt;!--</text:p>
      <text:p text:style-name="P1">&lt;!DOCTYPE musicos [</text:p>
      <text:p text:style-name="P1">&lt;!ELEMENT musicos (musico*)&gt;</text:p>
      <text:p text:style-name="P1">&lt;!ELEMENT musico ((nombre |</text:p>
      <text:p text:style-name="P1">apodo), fechaNacimiento)&gt;</text:p>
      <text:p text:style-name="P1">&lt;!ELEMENT nombre (#PCDATA)&gt;</text:p>
      <text:p text:style-name="P1">&lt;!ELEMENT apodo (#PCDATA)&gt;</text:p>
      <text:p text:style-name="P1">&lt;!ELEMENT fechaNacimiento</text:p>
      <text:p text:style-name="P1">(#PCDATA)&gt;</text:p>
      <text:p text:style-name="P1">]&gt;</text:p>
      <text:p text:style-name="P1">&lt;musicos&gt;</text:p>
      <text:p text:style-name="P1">&lt;musico&gt;</text:p>
      <text:p text:style-name="P1">&lt;nombre&gt;AntonioVivaldi&lt;/nombre&gt;</text:p>
      <text:p text:style-name="P1"/>
      <text:p text:style-name="P1">&lt;fechaNacimiento&gt;4 de marzo de1678&lt;/fechaNacimiento&gt;</text:p>
      <text:p text:style-name="P1">&lt;/musico&gt;</text:p>
      <text:p text:style-name="P1">&lt;musico&gt;</text:p>
      <text:p text:style-name="P1"/>
      <text:p text:style-name="P1">&lt;apodo&gt;El viejo peluca&lt;/apodo&gt;</text:p>
      <text:p text:style-name="P1">&lt;fechaNacimiento&gt;21 de marzode 1685&lt;/fechaNacimiento&gt;</text:p>
      <text:p text:style-name="P1">&lt;/musico&gt;</text:p>
      <text:p text:style-name="P1">&lt;/musicos&gt;</text:p>
      <text:p text:style-name="P1">--&gt;</text:p>
      <text:p text:style-name="P1">&lt;!--8 Telefonos de emergencia</text:p>
      <text:p text:style-name="P1">&lt;!DOCTYPE agenda [</text:p>
      <text:p text:style-name="P1"><text:s/>&lt;!ELEMENT agenda (contacto*)&gt;</text:p>
      <text:p text:style-name="P1"><text:s/>&lt;!ELEMENT contacto (nombre,telefonoFijo*, telefonoMovil+)&gt;</text:p>
      <text:p text:style-name="P1"><text:s/>&lt;!ELEMENT nombre (#PCDATA)&gt;</text:p>
      <text:p text:style-name="P1"><text:s/>&lt;!ELEMENT telefonoFijo (#PCDATA)&gt;</text:p>
      <text:p text:style-name="P1"><text:s/>&lt;!ELEMENT telefonoMovil (#PCDATA)&gt;</text:p>
      <text:p text:style-name="P1">]&gt;</text:p>
      <text:p text:style-name="P1">&lt;agenda&gt;</text:p>
      <text:p text:style-name="P1"/>
      <text:p text:style-name="P1">&lt;contacto&gt; </text:p>
      <text:p text:style-name="P1">&lt;nombre&gt;Ayuntamiento&lt;/nombre&gt;</text:p>
      <text:p text:style-name="P1">&lt;telefonoFijo&gt;010&lt;/telefonoFijo&gt;</text:p>
      <text:p text:style-name="P1">&lt;telefonoMovil&gt;123809477218&lt;/telefonoMovil&gt;</text:p>
      <text:p text:style-name="P1">&lt;/contacto&gt;</text:p>
      <text:p text:style-name="P1"/>
      <text:p text:style-name="P1">&lt;contacto&gt;</text:p>
      <text:p text:style-name="P1">&lt;nombre&gt;Emergencias&lt;/nombre&gt;</text:p>
      <text:p text:style-name="P1">&lt;telefonoFijo&gt;112 (UniónEuropea)&lt;/telefonoFijo&gt;</text:p>
      <text:p text:style-name="P1">&lt;telefonoFijo&gt;911 (EstadosUnidos)&lt;/telefonoFijo&gt;</text:p>
      <text:p text:style-name="P1">&lt;telefonoMovil&gt;Desconocido&lt;/telefonoMovil&gt;</text:p>
      <text:p text:style-name="P1">&lt;/contacto&gt;</text:p>
      <text:p text:style-name="P1"><text:soft-page-break/></text:p>
      <text:p text:style-name="P1">&lt;/agenda&gt;</text:p>
      <text:p text:style-name="P1">--&gt;</text:p>
      <text:p text:style-name="P1">&lt;!--</text:p>
      <text:p text:style-name="P1">&lt;!DOCTYPE sistemaSolar [</text:p>
      <text:p text:style-name="P1">&lt;!ELEMENT sistemaSolar</text:p>
      <text:p text:style-name="P1">(cuerpo*)&gt;</text:p>
      <text:p text:style-name="P1">&lt;!ELEMENT cuerpo ((planeta|</text:p>
      <text:p text:style-name="P1">satelite|asteroide)+)&gt;</text:p>
      <text:p text:style-name="P1">&lt;!ELEMENT planeta (#PCDATA)&gt;</text:p>
      <text:p text:style-name="P1">&lt;!ELEMENT satelite (#PCDATA)&gt;</text:p>
      <text:p text:style-name="P1">&lt;!ELEMENT asteroide (#PCDATA)&gt;</text:p>
      <text:p text:style-name="P1">]&gt;</text:p>
      <text:p text:style-name="P1">&lt;sistemaSolar&gt;</text:p>
      <text:p text:style-name="P1">&lt;cuerpo&gt;</text:p>
      <text:p text:style-name="P1">&lt;planeta&gt;Tierra&lt;/planeta&gt;</text:p>
      <text:p text:style-name="P1">&lt;satelite&gt;Luna&lt;/satelite&gt;</text:p>
      <text:p text:style-name="P1">&lt;asteroide&gt;Ceres&lt;/asteroide&gt;</text:p>
      <text:p text:style-name="P1"/>
      <text:p text:style-name="P1">&lt;/cuerpo&gt;</text:p>
      <text:p text:style-name="P1">&lt;/sistemaSolar&gt;</text:p>
      <text:p text:style-name="P1">--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Noto Serif CJK SC" style:font-size-asian="12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26T12:55:35.437192822</dc:date>
    <meta:editing-duration>PT1M2S</meta:editing-duration>
    <meta:editing-cycles>1</meta:editing-cycles>
    <meta:document-statistic meta:table-count="0" meta:image-count="0" meta:object-count="0" meta:page-count="3" meta:paragraph-count="127" meta:word-count="248" meta:character-count="2379" meta:non-whitespace-character-count="2265"/>
    <meta:generator>LibreOffice/7.3.5.2$Linux_X86_64 LibreOffice_project/30$Build-2</meta:generator>
  </office:meta>
</office:document-meta>
</file>